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1" style:family="paragraph">
      <style:text-properties fo:font-size="28pt" style:font-size-asian="28pt" style:font-size-complex="28pt"/>
    </style:style>
    <style:style style:name="P2" style:family="paragraph">
      <loext:graphic-properties draw:fill-color="#ffffff"/>
    </style:style>
    <style:style style:name="T1" style:family="text">
      <style:text-properties fo:font-size="28pt" style:font-size-asian="28pt" style:font-size-complex="28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 text:style-name="P1"><text:span text:style-name="T1">Self-assessment of security in cloud deployment</text:span></text:p>
          </draw:text-box>
        </draw:frame>
        <draw:frame presentation:style-name="pr2" draw:text-style-name="P2" draw:layer="layout" svg:width="25.199cm" svg:height="9.134cm" svg:x="1.4cm" svg:y="3.685cm" presentation:class="subtitle">
          <draw:text-box>
            <text:p><text:span text:style-name="T1">Pinja Koskinen &amp; Vesa Simola</text:span></text:p>
            <text:p><text:span text:style-name="T2">(2019)</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473cm" svg:x="1.4cm" svg:y="0.206cm" presentation:class="title" presentation:user-transformed="true">
          <draw:text-box>
            <text:p>Don’t we already have enough of these standards and criterion?</text:p>
          </draw:text-box>
        </draw:frame>
        <draw:frame presentation:style-name="pr4" draw:layer="layout" svg:width="25.199cm" svg:height="9.134cm" svg:x="1.4cm" svg:y="3.685cm" presentation:class="outline">
          <draw:text-box>
            <text:list text:style-name="L3">
              <text:list-item>
                <text:p>Ease of use combined with the flexibility of different cloud delivery models has led to significant increases in the numbers of applications running on cloud platforms.</text:p>
              </text:list-item>
              <text:list-item>
                <text:p>Applications running on cloud have same requirements for security as traditionally hosted ones.</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473cm" svg:x="1.4cm" svg:y="0.206cm" presentation:class="title" presentation:user-transformed="true">
          <draw:text-box>
            <text:p>But doesn’t cloud just make it easier to meet the security requirements?</text:p>
          </draw:text-box>
        </draw:frame>
        <draw:frame presentation:style-name="pr4" draw:layer="layout" svg:width="25.199cm" svg:height="9.134cm" svg:x="1.4cm" svg:y="3.685cm" presentation:class="outline" presentation:user-transformed="true">
          <draw:text-box>
            <text:list text:style-name="L3">
              <text:list-item>
                <text:p>Cloud services have radically different approaches on distribution of responsibilities, technical dependencies and requirements for life-cycle management.</text:p>
              </text:list-item>
              <text:list-item>
                <text:p>Both the customer and cloud service provider have to be compliant.</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Self-assessment sheet to the rescue</text:p>
          </draw:text-box>
        </draw:frame>
        <draw:frame presentation:style-name="pr4" draw:layer="layout" svg:width="25.199cm" svg:height="9.134cm" svg:x="1.4cm" svg:y="3.685cm" presentation:class="outline" presentation:user-transformed="true">
          <draw:text-box>
            <text:list text:style-name="L3">
              <text:list-item>
                <text:p>Aims for straightforward, check-list -like approach to evaluate the security posture and maturity.</text:p>
              </text:list-item>
              <text:list-item>
                <text:p>17 Questions based on literature review of both national and international criterion, literature and best practices.</text:p>
              </text:list-item>
              <text:list-item>
                <text:p>Written for Traficom and NCSC-FI</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What kind issues are highlighted?</text:p>
          </draw:text-box>
        </draw:frame>
        <draw:frame presentation:style-name="pr4" draw:layer="layout" svg:width="25.199cm" svg:height="9.134cm" svg:x="1.4cm" svg:y="3.685cm" presentation:class="outline">
          <draw:text-box>
            <text:list text:style-name="L3">
              <text:list-item>
                <text:p>Processes and management: Importance of topics such as RTO, RPO, change management and how these are handled on both sides of the customer – service provider -relationship.</text:p>
              </text:list-item>
              <text:list-item>
                <text:p>Technical requirements: Sufficiently redundant connectivity, segregation of duties, data redundancy and encryption.</text:p>
              </text:list-item>
              <text:list-item>
                <text:p>Physical security: Service provider is responsible of this, but how is this handled?</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user-transformed="true">
          <draw:text-box>
            <text:p>Key findings 1/2</text:p>
          </draw:text-box>
        </draw:frame>
        <draw:frame presentation:style-name="pr4" draw:layer="layout" svg:width="25.199cm" svg:height="9.134cm" svg:x="1.4cm" svg:y="3.685cm" presentation:class="outline">
          <draw:text-box>
            <text:list text:style-name="L3">
              <text:list-item>
                <text:p>Not much literature available that is directly aimed at auditing cloud security.</text:p>
              </text:list-item>
              <text:list-item>
                <text:p>Literature and best practices from other disciplines of IT or even completely different industries were applied to cloud context.</text:p>
              </text:list-item>
              <text:list-item>
                <text:p>All in all, over 15 questions to investigate internally or with the service provider were found.</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Key findings 2/2</text:p>
          </draw:text-box>
        </draw:frame>
        <draw:frame presentation:style-name="pr4" draw:layer="layout" svg:width="25.199cm" svg:height="9.134cm" svg:x="1.4cm" svg:y="3.685cm" presentation:class="outline">
          <draw:text-box>
            <text:list text:style-name="L3">
              <text:list-item>
                <text:p>Some things, such as physical security are simpler than in traditional models.</text:p>
              </text:list-item>
              <text:list-item>
                <text:p>Whereas others, like encryption and connectivity are more challenging.</text:p>
              </text:list-item>
              <text:list-item>
                <text:p>Classical change management and IT governance still applies but it is more difficult to implement in cloud as services can be created more easily, decommissioning is still nightmare if not planned properly.</text:p>
                <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Few words about the thesis work</text:p>
          </draw:text-box>
        </draw:frame>
        <draw:frame presentation:style-name="pr4" draw:layer="layout" svg:width="25.199cm" svg:height="9.134cm" svg:x="1.4cm" svg:y="3.685cm" presentation:class="outline">
          <draw:text-box>
            <text:list text:style-name="L3">
              <text:list-item>
                <text:p>As an after thought, it would have made things easier if we would have started way sooner.</text:p>
              </text:list-item>
              <text:list-item>
                <text:p>First version was a complete mess, but it made it bit easier to understand some of logic behind getting the thesis accepted.</text:p>
              </text:list-item>
              <text:list-item>
                <text:p>In the end, we wrote the whole thing quite quickly once we decided to put our mind to it.</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0T18:06:46.361256018</meta:creation-date>
    <dc:date>2019-04-10T18:53:26.426949377</dc:date>
    <meta:editing-duration>PT4M18S</meta:editing-duration>
    <meta:editing-cycles>1</meta:editing-cycles>
    <meta:document-statistic meta:object-count="53"/>
    <meta:generator>LibreOffice/6.0.7.3$Linux_X86_64 LibreOffice_project/00m0$Build-3</meta:generator>
  </office:meta>
</office:document-meta>
</file>